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T6" style:parent-style-name="DefaultParagraphFont" style:family="text">
      <style:text-properties style:text-position="super 63.6%"/>
    </style:style>
    <style:style style:name="T7" style:parent-style-name="DefaultParagraphFont" style:family="text">
      <style:text-properties style:text-position="super 63.6%"/>
    </style:style>
    <style:style style:name="T8" style:parent-style-name="DefaultParagraphFont" style:family="text">
      <style:text-properties style:text-position="super 63.6%"/>
    </style:style>
  </office:automatic-styles>
  <office:body>
    <office:text text:use-soft-page-breaks="true">
      <text:p text:style-name="P1">Notulen 17-11-2022</text:p>
      <text:p text:style-name="Normal">Horizon college Alkmaar</text:p>
      <text:p text:style-name="Normal">Op Donderdag 17 November hebben wij een kort gesprek gehad met Edwin Koolhaas, het gesprek ging over de volgende onderwerpen.</text:p>
      <text:p text:style-name="Normal">Gesprekonderwerpen</text:p>
      <text:list text:style-name="LFO1" text:continue-numbering="true">
        <text:list-item>
          <text:p text:style-name="P2">Teamveranderingen</text:p>
        </text:list-item>
        <text:list-item>
          <text:p text:style-name="P3">Flowchart</text:p>
        </text:list-item>
        <text:list-item>
          <text:p text:style-name="P4">Mogelijke aanpassingen</text:p>
        </text:list-item>
        <text:list-item>
          <text:p text:style-name="P5">Testen bij<text:s/>1<text:span text:style-name="T6">e</text:span><text:s/>jaar studenten</text:p>
        </text:list-item>
      </text:list>
      <text:p text:style-name="Normal">Teamveranderingen, als eerste onderwerp is er besproken dat de project teams zijn aangepast voor de studenten om een nieuw project te starten hieronder zijn de volgende aanpassingen gemaakt voor de volgende 2 teams Bon Temps en Videogesprek Nederlands.</text:p>
      <text:p text:style-name="Normal">Lucas en Bo zijn naar Bon Temps gegaan, en Wim en Stef zijn naar Videogesprek Nederlands gegaan.</text:p>
      <text:p text:style-name="Normal">Flowchart, als 2<text:span text:style-name="T7">e</text:span><text:s/>onderwerp heeft Justin een Flowchart laten zien om uit te leggen aan Edwin hoe het denk en werk proces in zijn gang gaat.</text:p>
      <text:p text:style-name="Normal">Mogelijke aanpassingen, daarna hebben we de ideeën voorgelegd aan Edwin wat wij mogelijk zagen als verbeterpunten voor het project, dit is hartelijk ontvangen en Maandag 21 november zal hier een Sprint indeling voor gemaakt worden.</text:p>
      <text:p text:style-name="Normal">Testen bij<text:s/>1<text:span text:style-name="T8">e</text:span><text:s/>jaar studenten, als laatste onderwerp hebben we het kort gehad over waar de test plaatsvind voor de studenten op 18/11/2022 om het prototype van Videogesprek Nederlands te testen voor een onbekend publiek en hiervan mogelijk feedback te krijg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Normal" style:display-name="Normal" style:family="paragraph">
      <style:text-properties fo:language="nl" fo:country="NL"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ult, Wim van de</meta:initial-creator>
    <dc:creator>Bult, Wim van de</dc:creator>
    <meta:creation-date>2022-11-17T14:29:00Z</meta:creation-date>
    <dc:date>2022-11-18T10:31:00Z</dc:date>
    <meta:template xlink:href="Normal" xlink:type="simple"/>
    <meta:editing-cycles>2</meta:editing-cycles>
    <meta:editing-duration>PT1380S</meta:editing-duration>
    <meta:document-statistic meta:page-count="1" meta:paragraph-count="2" meta:word-count="186" meta:character-count="1248" meta:row-count="8" meta:non-whitespace-character-count="1064"/>
  </office:meta>
</office:document-meta>
</file>